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4_20_NAS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6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 style:data-style-name="N117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4 NAS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1017" table:default-cell-style-name="ce9"/>
        <table:table-column table:style-name="co6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8" table:number-columns-repeated="3"/>
          <table:table-cell table:style-name="ce28"/>
          <table:table-cell table:style-name="ce31" table:number-columns-repeated="1016"/>
          <table:table-cell/>
        </table:table-row>
        <table:table-row table:style-name="ro2">
          <table:table-cell table:style-name="ce2" office:value-type="string">
            <text:p>THEATER 4 NASIONAL</text:p>
          </table:table-cell>
          <table:table-cell table:style-name="ce2" table:number-columns-repeated="2"/>
          <table:table-cell table:style-name="ce18" table:number-columns-repeated="3"/>
          <table:table-cell table:style-name="ce28"/>
          <table:table-cell table:style-name="ce31" table:number-columns-repeated="1016"/>
          <table:table-cell/>
        </table:table-row>
        <table:table-row table:style-name="ro3">
          <table:table-cell table:style-name="ce2" office:value-type="string">
            <text:p>HTM : Rp. 25.000,-/ Rp. 30.000,-/ Rp. 40.000,-</text:p>
          </table:table-cell>
          <table:table-cell table:style-name="ce2" table:number-columns-repeated="2"/>
          <table:table-cell table:style-name="ce19" table:number-columns-repeated="3"/>
          <table:table-cell table:style-name="ce29"/>
          <table:table-cell table:style-name="ce2" table:number-columns-repeated="1016"/>
          <table:table-cell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9" table:number-columns-repeated="3"/>
          <table:table-cell table:style-name="ce29"/>
          <table:table-cell table:style-name="ce2" table:number-columns-repeated="1016"/>
          <table:table-cell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10" office:value-type="string">
            <text:p>JML</text:p>
          </table:table-cell>
          <table:table-cell table:style-name="ce13" office:value-type="string" table:number-columns-spanned="1" table:number-rows-spanned="2">
            <text:p>HTM</text:p>
          </table:table-cell>
          <table:table-cell table:style-name="ce20" office:value-type="string" table:number-columns-spanned="3" table:number-rows-spanned="1">
            <text:p>STUDIO 4</text:p>
          </table:table-cell>
          <table:covered-table-cell table:number-columns-repeated="2" table:style-name="ce20"/>
          <table:table-cell table:style-name="ce2" table:number-columns-repeated="1017"/>
          <table:table-cell/>
        </table:table-row>
        <table:table-row table:style-name="ro2">
          <table:covered-table-cell table:style-name="ce3"/>
          <table:table-cell table:style-name="ce11" office:value-type="string">
            <text:p>PENTN</text:p>
          </table:table-cell>
          <table:covered-table-cell table:style-name="ce14"/>
          <table:table-cell table:style-name="ce20" office:value-type="string">
            <text:p>OMZET (G)</text:p>
          </table:table-cell>
          <table:table-cell table:style-name="ce20" office:value-type="string">
            <text:p>(DPP)</text:p>
          </table:table-cell>
          <table:table-cell table:style-name="ce20" office:value-type="string">
            <text:p>PAJAK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315">
            <text:p>315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7]*[.C7])" office:value-type="float" office:value="12600000">
            <text:p>12,600,000</text:p>
          </table:table-cell>
          <table:table-cell table:style-name="ce21" table:formula="of:=SUM([.D7]*100/110)" office:value-type="float" office:value="11454545.4545455">
            <text:p>11,454,545</text:p>
          </table:table-cell>
          <table:table-cell table:style-name="ce21" table:formula="of:=SUM([.E7]*0.1)" office:value-type="float" office:value="1145454.54545455">
            <text:p>1,145,455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335">
            <text:p>335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8]*[.C8])" office:value-type="float" office:value="13400000">
            <text:p>13,400,000</text:p>
          </table:table-cell>
          <table:table-cell table:style-name="ce22" table:formula="of:=SUM([.D8]*100/110)" office:value-type="float" office:value="12181818.1818182">
            <text:p>12,181,818</text:p>
          </table:table-cell>
          <table:table-cell table:style-name="ce22" table:formula="of:=SUM([.E8]*0.1)" office:value-type="float" office:value="1218181.81818182">
            <text:p>1,218,182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263">
            <text:p>263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9]*[.C9])" office:value-type="float" office:value="10520000">
            <text:p>10,520,000</text:p>
          </table:table-cell>
          <table:table-cell table:style-name="ce22" table:formula="of:=SUM([.D9]*100/110)" office:value-type="float" office:value="9563636.36363636">
            <text:p>9,563,636</text:p>
          </table:table-cell>
          <table:table-cell table:style-name="ce22" table:formula="of:=SUM([.E9]*0.1)" office:value-type="float" office:value="956363.636363636">
            <text:p>956,364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391">
            <text:p>391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0]*[.C10])" office:value-type="float" office:value="9775000">
            <text:p>9,775,000</text:p>
          </table:table-cell>
          <table:table-cell table:style-name="ce22" table:formula="of:=SUM([.D10]*100/110)" office:value-type="float" office:value="8886363.63636364">
            <text:p>8,886,364</text:p>
          </table:table-cell>
          <table:table-cell table:style-name="ce22" table:formula="of:=SUM([.E10]*0.1)" office:value-type="float" office:value="888636.363636364">
            <text:p>888,636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195">
            <text:p>195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1]*[.C11])" office:value-type="float" office:value="4875000">
            <text:p>4,875,000</text:p>
          </table:table-cell>
          <table:table-cell table:style-name="ce22" table:formula="of:=SUM([.D11]*100/110)" office:value-type="float" office:value="4431818.18181818">
            <text:p>4,431,818</text:p>
          </table:table-cell>
          <table:table-cell table:style-name="ce22" table:formula="of:=SUM([.E11]*0.1)" office:value-type="float" office:value="443181.818181818">
            <text:p>443,182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172">
            <text:p>172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2]*[.C12])" office:value-type="float" office:value="4300000">
            <text:p>4,300,000</text:p>
          </table:table-cell>
          <table:table-cell table:style-name="ce22" table:formula="of:=SUM([.D12]*100/110)" office:value-type="float" office:value="3909090.90909091">
            <text:p>3,909,091</text:p>
          </table:table-cell>
          <table:table-cell table:style-name="ce22" table:formula="of:=SUM([.E12]*0.1)" office:value-type="float" office:value="390909.090909091">
            <text:p>390,909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194">
            <text:p>194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3]*[.C13])" office:value-type="float" office:value="4850000">
            <text:p>4,850,000</text:p>
          </table:table-cell>
          <table:table-cell table:style-name="ce22" table:formula="of:=SUM([.D13]*100/110)" office:value-type="float" office:value="4409090.90909091">
            <text:p>4,409,091</text:p>
          </table:table-cell>
          <table:table-cell table:style-name="ce22" table:formula="of:=SUM([.E13]*0.1)" office:value-type="float" office:value="440909.090909091">
            <text:p>440,909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4]*[.C14])" office:value-type="float" office:value="0">
            <text:p>0</text:p>
          </table:table-cell>
          <table:table-cell table:style-name="ce22" table:formula="of:=SUM([.D14]*100/110)" office:value-type="float" office:value="0">
            <text:p>0</text:p>
          </table:table-cell>
          <table:table-cell table:style-name="ce22" table:formula="of:=SUM([.E14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5]*[.C15])" office:value-type="float" office:value="0">
            <text:p>0</text:p>
          </table:table-cell>
          <table:table-cell table:style-name="ce22" table:formula="of:=SUM([.D15]*100/110)" office:value-type="float" office:value="0">
            <text:p>0</text:p>
          </table:table-cell>
          <table:table-cell table:style-name="ce22" table:formula="of:=SUM([.E15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6]*[.C16])" office:value-type="float" office:value="0">
            <text:p>0</text:p>
          </table:table-cell>
          <table:table-cell table:style-name="ce22" table:formula="of:=SUM([.D16]*100/110)" office:value-type="float" office:value="0">
            <text:p>0</text:p>
          </table:table-cell>
          <table:table-cell table:style-name="ce22" table:formula="of:=SUM([.E16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7]*[.C17])" office:value-type="float" office:value="0">
            <text:p>0</text:p>
          </table:table-cell>
          <table:table-cell table:style-name="ce22" table:formula="of:=SUM([.D17]*100/110)" office:value-type="float" office:value="0">
            <text:p>0</text:p>
          </table:table-cell>
          <table:table-cell table:style-name="ce22" table:formula="of:=SUM([.E17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8]*[.C18])" office:value-type="float" office:value="0">
            <text:p>0</text:p>
          </table:table-cell>
          <table:table-cell table:style-name="ce22" table:formula="of:=SUM([.D18]*100/110)" office:value-type="float" office:value="0">
            <text:p>0</text:p>
          </table:table-cell>
          <table:table-cell table:style-name="ce22" table:formula="of:=SUM([.E18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9]*[.C19])" office:value-type="float" office:value="0">
            <text:p>0</text:p>
          </table:table-cell>
          <table:table-cell table:style-name="ce22" table:formula="of:=SUM([.D19]*100/110)" office:value-type="float" office:value="0">
            <text:p>0</text:p>
          </table:table-cell>
          <table:table-cell table:style-name="ce22" table:formula="of:=SUM([.E19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0]*[.C20])" office:value-type="float" office:value="0">
            <text:p>0</text:p>
          </table:table-cell>
          <table:table-cell table:style-name="ce22" table:formula="of:=SUM([.D20]*100/110)" office:value-type="float" office:value="0">
            <text:p>0</text:p>
          </table:table-cell>
          <table:table-cell table:style-name="ce22" table:formula="of:=SUM([.E20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1]*[.C21])" office:value-type="float" office:value="0">
            <text:p>0</text:p>
          </table:table-cell>
          <table:table-cell table:style-name="ce22" table:formula="of:=SUM([.D21]*100/110)" office:value-type="float" office:value="0">
            <text:p>0</text:p>
          </table:table-cell>
          <table:table-cell table:style-name="ce22" table:formula="of:=SUM([.E21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195">
            <text:p>195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22]*[.C22])" office:value-type="float" office:value="7800000">
            <text:p>7,800,000</text:p>
          </table:table-cell>
          <table:table-cell table:style-name="ce22" table:formula="of:=SUM([.D22]*100/110)" office:value-type="float" office:value="7090909.09090909">
            <text:p>7,090,909</text:p>
          </table:table-cell>
          <table:table-cell table:style-name="ce22" table:formula="of:=SUM([.E22]*0.1)" office:value-type="float" office:value="709090.909090909">
            <text:p>709,091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184">
            <text:p>184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23]*[.C23])" office:value-type="float" office:value="7360000">
            <text:p>7,360,000</text:p>
          </table:table-cell>
          <table:table-cell table:style-name="ce22" table:formula="of:=SUM([.D23]*100/110)" office:value-type="float" office:value="6690909.09090909">
            <text:p>6,690,909</text:p>
          </table:table-cell>
          <table:table-cell table:style-name="ce22" table:formula="of:=SUM([.E23]*0.1)" office:value-type="float" office:value="669090.909090909">
            <text:p>669,091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161">
            <text:p>161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4]*[.C24])" office:value-type="float" office:value="4025000">
            <text:p>4,025,000</text:p>
          </table:table-cell>
          <table:table-cell table:style-name="ce22" table:formula="of:=SUM([.D24]*100/110)" office:value-type="float" office:value="3659090.90909091">
            <text:p>3,659,091</text:p>
          </table:table-cell>
          <table:table-cell table:style-name="ce22" table:formula="of:=SUM([.E24]*0.1)" office:value-type="float" office:value="365909.090909091">
            <text:p>365,909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113">
            <text:p>113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5]*[.C25])" office:value-type="float" office:value="2825000">
            <text:p>2,825,000</text:p>
          </table:table-cell>
          <table:table-cell table:style-name="ce22" table:formula="of:=SUM([.D25]*100/110)" office:value-type="float" office:value="2568181.81818182">
            <text:p>2,568,182</text:p>
          </table:table-cell>
          <table:table-cell table:style-name="ce22" table:formula="of:=SUM([.E25]*0.1)" office:value-type="float" office:value="256818.181818182">
            <text:p>256,818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111">
            <text:p>111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6]*[.C26])" office:value-type="float" office:value="2775000">
            <text:p>2,775,000</text:p>
          </table:table-cell>
          <table:table-cell table:style-name="ce22" table:formula="of:=SUM([.D26]*100/110)" office:value-type="float" office:value="2522727.27272727">
            <text:p>2,522,727</text:p>
          </table:table-cell>
          <table:table-cell table:style-name="ce22" table:formula="of:=SUM([.E26]*0.1)" office:value-type="float" office:value="252272.727272727">
            <text:p>252,273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87">
            <text:p>8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7]*[.C27])" office:value-type="float" office:value="2175000">
            <text:p>2,175,000</text:p>
          </table:table-cell>
          <table:table-cell table:style-name="ce22" table:formula="of:=SUM([.D27]*100/110)" office:value-type="float" office:value="1977272.72727273">
            <text:p>1,977,273</text:p>
          </table:table-cell>
          <table:table-cell table:style-name="ce22" table:formula="of:=SUM([.E27]*0.1)" office:value-type="float" office:value="197727.272727273">
            <text:p>197,727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83">
            <text:p>83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28]*[.C28])" office:value-type="float" office:value="2490000">
            <text:p>2,490,000</text:p>
          </table:table-cell>
          <table:table-cell table:style-name="ce22" table:formula="of:=SUM([.D28]*100/110)" office:value-type="float" office:value="2263636.36363636">
            <text:p>2,263,636</text:p>
          </table:table-cell>
          <table:table-cell table:style-name="ce22" table:formula="of:=SUM([.E28]*0.1)" office:value-type="float" office:value="226363.636363636">
            <text:p>226,364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144">
            <text:p>144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29]*[.C29])" office:value-type="float" office:value="5760000">
            <text:p>5,760,000</text:p>
          </table:table-cell>
          <table:table-cell table:style-name="ce22" table:formula="of:=SUM([.D29]*100/110)" office:value-type="float" office:value="5236363.63636364">
            <text:p>5,236,364</text:p>
          </table:table-cell>
          <table:table-cell table:style-name="ce22" table:formula="of:=SUM([.E29]*0.1)" office:value-type="float" office:value="523636.363636364">
            <text:p>523,636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150">
            <text:p>150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30]*[.C30])" office:value-type="float" office:value="6000000">
            <text:p>6,000,000</text:p>
          </table:table-cell>
          <table:table-cell table:style-name="ce22" table:formula="of:=SUM([.D30]*100/110)" office:value-type="float" office:value="5454545.45454545">
            <text:p>5,454,545</text:p>
          </table:table-cell>
          <table:table-cell table:style-name="ce22" table:formula="of:=SUM([.E30]*0.1)" office:value-type="float" office:value="545454.545454545">
            <text:p>545,455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92">
            <text:p>92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1]*[.C31])" office:value-type="float" office:value="2300000">
            <text:p>2,300,000</text:p>
          </table:table-cell>
          <table:table-cell table:style-name="ce22" table:formula="of:=SUM([.D31]*100/110)" office:value-type="float" office:value="2090909.09090909">
            <text:p>2,090,909</text:p>
          </table:table-cell>
          <table:table-cell table:style-name="ce22" table:formula="of:=SUM([.E31]*0.1)" office:value-type="float" office:value="209090.909090909">
            <text:p>209,091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118">
            <text:p>118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2]*[.C32])" office:value-type="float" office:value="2950000">
            <text:p>2,950,000</text:p>
          </table:table-cell>
          <table:table-cell table:style-name="ce22" table:formula="of:=SUM([.D32]*100/110)" office:value-type="float" office:value="2681818.18181818">
            <text:p>2,681,818</text:p>
          </table:table-cell>
          <table:table-cell table:style-name="ce22" table:formula="of:=SUM([.E32]*0.1)" office:value-type="float" office:value="268181.818181818">
            <text:p>268,182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209">
            <text:p>209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3]*[.C33])" office:value-type="float" office:value="5225000">
            <text:p>5,225,000</text:p>
          </table:table-cell>
          <table:table-cell table:style-name="ce22" table:formula="of:=SUM([.D33]*100/110)" office:value-type="float" office:value="4750000">
            <text:p>4,750,000</text:p>
          </table:table-cell>
          <table:table-cell table:style-name="ce22" table:formula="of:=SUM([.E33]*0.1)" office:value-type="float" office:value="475000">
            <text:p>475,00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297">
            <text:p>29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4]*[.C34])" office:value-type="float" office:value="7425000">
            <text:p>7,425,000</text:p>
          </table:table-cell>
          <table:table-cell table:style-name="ce22" table:formula="of:=SUM([.D34]*100/110)" office:value-type="float" office:value="6750000">
            <text:p>6,750,000</text:p>
          </table:table-cell>
          <table:table-cell table:style-name="ce22" table:formula="of:=SUM([.E34]*0.1)" office:value-type="float" office:value="675000">
            <text:p>675,00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260">
            <text:p>260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35]*[.C35])" office:value-type="float" office:value="7800000">
            <text:p>7,800,000</text:p>
          </table:table-cell>
          <table:table-cell table:style-name="ce22" table:formula="of:=SUM([.D35]*100/110)" office:value-type="float" office:value="7090909.09090909">
            <text:p>7,090,909</text:p>
          </table:table-cell>
          <table:table-cell table:style-name="ce22" table:formula="of:=SUM([.E35]*0.1)" office:value-type="float" office:value="709090.909090909">
            <text:p>709,091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303">
            <text:p>303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36]*[.C36])" office:value-type="float" office:value="12120000">
            <text:p>12,120,000</text:p>
          </table:table-cell>
          <table:table-cell table:style-name="ce22" table:formula="of:=SUM([.D36]*100/110)" office:value-type="float" office:value="11018181.8181818">
            <text:p>11,018,182</text:p>
          </table:table-cell>
          <table:table-cell table:style-name="ce22" table:formula="of:=SUM([.E36]*0.1)" office:value-type="float" office:value="1101818.18181818">
            <text:p>1,101,818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140">
            <text:p>140</text:p>
          </table:table-cell>
          <table:table-cell table:style-name="ce17" office:value-type="float" office:value="40000">
            <text:p>40,000</text:p>
          </table:table-cell>
          <table:table-cell table:style-name="ce23" table:formula="of:=SUM([.B37]*[.C37])" office:value-type="float" office:value="5600000">
            <text:p>5,600,000</text:p>
          </table:table-cell>
          <table:table-cell table:style-name="ce26" table:formula="of:=SUM([.D37]*100/110)" office:value-type="float" office:value="5090909.09090909">
            <text:p>5,090,909</text:p>
          </table:table-cell>
          <table:table-cell table:style-name="ce26" table:formula="of:=SUM([.E37]*0.1)" office:value-type="float" office:value="509090.909090909">
            <text:p>509,091</text:p>
          </table:table-cell>
          <table:table-cell table:style-name="ce30" table:number-columns-repeated="1017"/>
          <table:table-cell/>
        </table:table-row>
        <table:table-row table:style-name="ro4">
          <table:table-cell table:style-name="ce7" office:value-type="string">
            <text:p>JML</text:p>
          </table:table-cell>
          <table:table-cell table:style-name="ce12" table:formula="of:=SUM([.B7:.B37])" office:value-type="float" office:value="4512">
            <text:p>4,512</text:p>
          </table:table-cell>
          <table:table-cell table:style-name="ce12"/>
          <table:table-cell table:style-name="ce24" table:formula="of:=SUM([.D7:.D37])" office:value-type="float" office:value="144950000">
            <text:p>144,950,000</text:p>
          </table:table-cell>
          <table:table-cell table:style-name="ce24" table:formula="of:=SUM([.E7:.E37])" office:value-type="float" office:value="131772727.272727">
            <text:p>131,772,727</text:p>
          </table:table-cell>
          <table:table-cell table:style-name="ce27" table:formula="of:=SUM([.F7:.F37])" office:value-type="float" office:value="13177272.7272727">
            <text:p>13,177,273</text:p>
          </table:table-cell>
          <table:table-cell table:style-name="ce30" table:number-columns-repeated="1017"/>
          <table:table-cell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8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4_20_NAS" style:display-name="PageStyle_TH 4 N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8:11:13.06</dc:date>
    <meta:generator>OpenOffice.org/3.4.1$Win32 OpenOffice.org_project/341m1$Build-9593</meta:generator>
    <meta:editing-duration>PT6M2S</meta:editing-duration>
    <meta:editing-cycles>1</meta:editing-cycles>
    <meta:document-statistic meta:table-count="1" meta:cell-count="203" meta:object-count="0"/>
  </office:meta>
</office:document-meta>
</file>